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Droid Sans Fallback" style:font-name-complex="Droid Sans Fallback"/>
    </style:style>
    <style:style style:name="ce4" style:family="table-cell" style:parent-style-name="Default">
      <style:table-cell-properties fo:background-color="#009900"/>
    </style:style>
    <style:style style:name="ce5" style:family="table-cell" style:parent-style-name="Default">
      <style:table-cell-properties fo:background-color="#66ff66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 table:number-columns-repeated="3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<text:a xlink:href="http://acm.hdu.edu.cn/contests/contest_showproblem.php?pid=1001&amp;cid=709" xlink:type="simple">A Boring Question</text:a></text:p>
          </table:table-cell>
          <table:table-cell office:value-type="string" calcext:value-type="string">
            <text:p>46.27%(415/897)</text:p>
          </table:table-cell>
          <table:table-cell office:value-type="string" calcext:value-type="string">
            <text:p>推公式</text:p>
          </table:table-cell>
          <table:table-cell table:style-name="ce4" table:number-columns-repeated="2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<text:a xlink:href="http://acm.hdu.edu.cn/contests/contest_showproblem.php?pid=1002&amp;cid=709" xlink:type="simple">A Simple Chess</text:a></text:p>
          </table:table-cell>
          <table:table-cell office:value-type="string" calcext:value-type="string">
            <text:p>11.07%(177/1599)</text:p>
          </table:table-cell>
          <table:table-cell office:value-type="string" calcext:value-type="string">
            <text:p>dp+容斥+lucas</text:p>
          </table:table-cell>
          <table:table-cell table:style-name="ce4" table:number-columns-repeated="2"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<text:a xlink:href="http://acm.hdu.edu.cn/contests/contest_showproblem.php?pid=1003&amp;cid=709" xlink:type="simple">A Simple Nim</text:a></text:p>
          </table:table-cell>
          <table:table-cell office:value-type="string" calcext:value-type="string">
            <text:p>12.93%(326/2522)</text:p>
          </table:table-cell>
          <table:table-cell table:style-name="ce3" office:value-type="string" calcext:value-type="string">
            <text:p>sg函数打标</text:p>
          </table:table-cell>
          <table:table-cell table:style-name="ce4"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<text:a xlink:href="http://acm.hdu.edu.cn/contests/contest_showproblem.php?pid=1004&amp;cid=709" xlink:type="simple">Magic Number</text:a></text:p>
          </table:table-cell>
          <table:table-cell office:value-type="string" calcext:value-type="string">
            <text:p>10.53%(2/19)</text:p>
          </table:table-cell>
          <table:table-cell office:value-type="string" calcext:value-type="string">
            <text:p>lca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<text:a xlink:href="http://acm.hdu.edu.cn/contests/contest_showproblem.php?pid=1005&amp;cid=709" xlink:type="simple">Master Zhu</text:a></text:p>
          </table:table-cell>
          <table:table-cell office:value-type="string" calcext:value-type="string">
            <text:p>1.94%(2/103)</text:p>
          </table:table-cell>
          <table:table-cell office:value-type="string" calcext:value-type="string">
            <text:p>3个dp</text:p>
          </table:table-cell>
          <table:table-cell table:number-columns-repeated="2"/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<text:a xlink:href="http://acm.hdu.edu.cn/contests/contest_showproblem.php?pid=1006&amp;cid=709" xlink:type="simple">Stabilization</text:a></text:p>
          </table:table-cell>
          <table:table-cell office:value-type="string" calcext:value-type="string">
            <text:p>8.56%(16/187)</text:p>
          </table:table-cell>
          <table:table-cell office:value-type="string" calcext:value-type="string">
            <text:p>枚举、dfs、忆搜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<text:a xlink:href="http://acm.hdu.edu.cn/contests/contest_showproblem.php?pid=1007&amp;cid=709" xlink:type="simple">This world need more Zhu</text:a></text:p>
          </table:table-cell>
          <table:table-cell office:value-type="string" calcext:value-type="string">
            <text:p>8.39%(12/143)</text:p>
          </table:table-cell>
          <table:table-cell office:value-type="string" calcext:value-type="string">
            <text:p>树上莫队、启发式合并</text:p>
          </table:table-cell>
          <table:table-cell office:value-type="string" calcext:value-type="string">
            <text:p>lrt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<text:a xlink:href="http://acm.hdu.edu.cn/contests/contest_showproblem.php?pid=1008&amp;cid=709" xlink:type="simple">To My Girlfriend</text:a></text:p>
          </table:table-cell>
          <table:table-cell office:value-type="string" calcext:value-type="string">
            <text:p>20.75%(55/265)</text:p>
          </table:table-cell>
          <table:table-cell office:value-type="string" calcext:value-type="string">
            <text:p>dp</text:p>
          </table:table-cell>
          <table:table-cell table:number-columns-repeated="2" office:value-type="string" calcext:value-type="string">
            <text:p>sbn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<text:a xlink:href="http://acm.hdu.edu.cn/contests/contest_showproblem.php?pid=1009&amp;cid=709" xlink:type="simple">Up Sky,Mr.Zhu</text:a></text:p>
          </table:table-cell>
          <table:table-cell office:value-type="string" calcext:value-type="string">
            <text:p>25.00%(10/40)</text:p>
          </table:table-cell>
          <table:table-cell office:value-type="string" calcext:value-type="string">
            <text:p>可持久化字典树</text:p>
          </table:table-cell>
          <table:table-cell office:value-type="string" calcext:value-type="string">
            <text:p>lrt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<text:a xlink:href="http://acm.hdu.edu.cn/contests/contest_showproblem.php?pid=1010&amp;cid=709" xlink:type="simple">Windows 10</text:a></text:p>
          </table:table-cell>
          <table:table-cell office:value-type="string" calcext:value-type="string">
            <text:p>5.75%(65/1131)</text:p>
          </table:table-cell>
          <table:table-cell office:value-type="string" calcext:value-type="string">
            <text:p>贪心搜索</text:p>
          </table:table-cell>
          <table:table-cell table:style-name="ce4" office:value-type="string" calcext:value-type="string">
            <text:p>lrt</text:p>
          </table:table-cell>
          <table:table-cell table:style-name="ce4"/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<text:a xlink:href="http://acm.hdu.edu.cn/contests/contest_showproblem.php?pid=1011&amp;cid=709" xlink:type="simple">Zhu’s Math Problem</text:a></text:p>
          </table:table-cell>
          <table:table-cell office:value-type="string" calcext:value-type="string">
            <text:p>11.43%(4/35)</text:p>
          </table:table-cell>
          <table:table-cell office:value-type="string" calcext:value-type="string">
            <text:p>分类讨论、暴力、数位dp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3"/>
          <table:table-cell office:value-type="string" calcext:value-type="string">
            <text:p>赛上</text:p>
          </table:table-cell>
          <table:table-cell table:style-name="ce4"/>
          <table:table-cell/>
        </table:table-row>
        <table:table-row table:style-name="ro1">
          <table:table-cell table:style-name="Default" table:number-columns-repeated="3"/>
          <table:table-cell office:value-type="string" calcext:value-type="string">
            <text:p>赛后</text:p>
          </table:table-cell>
          <table:table-cell table:style-name="ce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22:18:24.049253481</meta:creation-date>
    <dc:date>2016-08-05T22:27:38.070491551</dc:date>
    <meta:editing-duration>PT8M4S</meta:editing-duration>
    <meta:editing-cycles>6</meta:editing-cycles>
    <meta:generator>LibreOffice/4.2.8.2$Linux_X86_64 LibreOffice_project/420m0$Build-2</meta:generator>
    <meta:document-statistic meta:table-count="1" meta:cell-count="54" meta:object-count="0"/>
  </office:meta>
</office:document-meta>
</file>